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var font-family-monospace" svg:font-family="'var font-family-monospace'"/>
  </office:font-face-decls>
  <office:automatic-styles>
    <style:style style:name="P1" style:family="paragraph" style:parent-style-name="Standard">
      <style:text-properties style:font-name="Times New Roman" officeooo:paragraph-rsid="000589b6"/>
    </style:style>
    <style:style style:name="P2" style:family="paragraph" style:parent-style-name="Standard">
      <style:text-properties style:font-name="Times New Roman" fo:font-style="normal" fo:font-weight="bold" officeooo:rsid="0021a88e" officeooo:paragraph-rsid="000589b6" style:font-style-asian="normal" style:font-weight-asian="bold" style:font-style-complex="normal" style:font-weight-complex="bold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Times New Roman" fo:font-style="normal" fo:font-weight="bold" officeooo:rsid="0021a88e" officeooo:paragraph-rsid="000589b6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Times New Roman" fo:font-style="normal" fo:font-weight="bold" officeooo:rsid="000589b6" officeooo:paragraph-rsid="000589b6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variant="normal" fo:text-transform="none" style:font-name="var font-family-monospace" fo:font-style="normal" fo:font-weight="normal" officeooo:paragraph-rsid="000589b6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font-name="var font-family-monospace" fo:font-style="normal" fo:font-weight="bold" officeooo:rsid="000d3516" officeooo:paragraph-rsid="000589b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imes New Roman" fo:font-style="normal" fo:font-weight="normal" officeooo:rsid="000d3516" officeooo:paragraph-rsid="000589b6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Times New Roman" fo:font-style="normal" fo:font-weight="normal" officeooo:rsid="000d3516" officeooo:paragraph-rsid="000589b6"/>
    </style:style>
    <style:style style:name="P9" style:family="paragraph" style:parent-style-name="Standard">
      <style:paragraph-properties fo:text-align="start" style:justify-single-word="false"/>
      <style:text-properties officeooo:paragraph-rsid="000589b6"/>
    </style:style>
    <style:style style:name="P10" style:family="paragraph" style:parent-style-name="Standard">
      <style:paragraph-properties fo:text-align="start" style:justify-single-word="false"/>
      <style:text-properties officeooo:paragraph-rsid="00070c6f"/>
    </style:style>
    <style:style style:name="T1" style:family="text">
      <style:text-properties fo:font-weight="bold" officeooo:rsid="000d3516" style:font-weight-asian="bold" style:font-weight-complex="bold"/>
    </style:style>
    <style:style style:name="T2" style:family="text">
      <style:text-properties fo:font-weight="bold" officeooo:rsid="000ee779" style:font-weight-asian="bold" style:font-weight-complex="bold"/>
    </style:style>
    <style:style style:name="T3" style:family="text">
      <style:text-properties officeooo:rsid="000ee779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officeooo:rsid="001d9670" style:font-weight-asian="bold" style:font-weight-complex="bold"/>
    </style:style>
    <style:style style:name="T6" style:family="text">
      <style:text-properties style:font-name="Times New Roman" officeooo:rsid="001d9670"/>
    </style:style>
    <style:style style:name="T7" style:family="text">
      <style:text-properties fo:font-variant="normal" fo:text-transform="none" style:font-name="Times New Roman" fo:font-style="normal" fo:font-weight="bold" officeooo:rsid="000ee779" style:font-weight-asian="bold" style:font-weight-complex="bold"/>
    </style:style>
    <style:style style:name="T8" style:family="text">
      <style:text-properties fo:font-variant="normal" fo:text-transform="none" style:font-name="Times New Roman" fo:font-style="normal" fo:font-weight="bold" officeooo:rsid="000d3516" style:font-weight-asian="bold" style:font-weight-complex="bold"/>
    </style:style>
    <style:style style:name="T9" style:family="text">
      <style:text-properties fo:font-variant="normal" fo:text-transform="none" style:font-name="Times New Roman" fo:font-style="normal" fo:font-weight="normal" officeooo:rsid="000d3516"/>
    </style:style>
    <style:style style:name="T10" style:family="text">
      <style:text-properties officeooo:rsid="000589b6"/>
    </style:style>
    <style:style style:name="T11" style:family="text">
      <style:text-properties fo:color="#7a7e85" loext:opacity="100%" style:font-name="JetBrains Mono" fo:font-size="15pt" fo:font-style="normal" fo:font-weight="normal" style:font-size-asian="15pt" style:font-style-asian="normal" style:font-weight-asian="normal"/>
    </style:style>
    <style:style style:name="T12" style:family="text">
      <style:text-properties fo:color="#7a7e85" loext:opacity="100%" style:font-name="JetBrains Mono" fo:font-size="15pt" fo:font-style="normal" fo:font-weight="normal" officeooo:rsid="000ee779" style:font-size-asian="15pt" style:font-style-asian="normal" style:font-weight-asian="normal" style:font-weight-complex="bold"/>
    </style:style>
    <style:style style:name="T13" style:family="text">
      <style:text-properties fo:color="#cf8e6d" loext:opacity="100%" style:font-name="JetBrains Mono" fo:font-size="15pt" fo:font-weight="normal" style:font-size-asian="15pt" style:font-weight-asian="normal"/>
    </style:style>
    <style:style style:name="T14" style:family="text">
      <style:text-properties fo:color="#bcbec4" loext:opacity="100%" style:font-name="JetBrains Mono" fo:font-size="15pt" fo:font-weight="normal" style:font-size-asian="15pt" style:font-weight-asian="normal"/>
    </style:style>
    <style:style style:name="T15" style:family="text">
      <style:text-properties fo:color="#56a8f5" loext:opacity="100%" style:font-name="JetBrains Mono" fo:font-size="15pt" fo:font-weight="normal" style:font-size-asian="15pt" style:font-weight-asian="normal"/>
    </style:style>
    <style:style style:name="T16" style:family="text">
      <style:text-properties fo:color="#6aab73" loext:opacity="100%" style:font-name="JetBrains Mono" fo:font-size="15pt" fo:font-weight="normal" style:font-size-asian="15pt" style:font-weight-asian="normal"/>
    </style:style>
    <style:style style:name="T17" style:family="text">
      <style:text-properties fo:color="#8888c6" loext:opacity="100%" style:font-name="JetBrains Mono" fo:font-size="15pt" fo:font-weight="normal" style:font-size-asian="15pt" style:font-weight-asian="normal"/>
    </style:style>
    <style:style style:name="T18" style:family="text">
      <style:text-properties officeooo:rsid="00070c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6">пз 1<text:span text:style-name="T10">5</text:span></text:p>
      <text:p text:style-name="P7"><text:span text:style-name="T3">В</text:span>ариант 6</text:p>
      <text:p text:style-name="P9"><text:span text:style-name="T5">Тема</text:span><text:span text:style-name="T6">:</text:span><text:span text:style-name="T4"> </text:span>составление программ для работы с базами данных в IDE PyCharm Community.</text:p>
      <text:p text:style-name="P10"><text:span text:style-name="T7">Цель</text:span><text:span text:style-name="T8">:</text:span><text:span text:style-name="T9"> </text:span>закрепить усвоенные знания, понятия, <text:span text:style-name="T18">база данных</text:span> основные принципы составления программ, приобрести навыки составление программ с использованием <text:span text:style-name="T18">баз данных </text:span>в IDE PyCharm Community.</text:p>
      <text:p text:style-name="P8"/>
      <text:p text:style-name="P8"/>
      <text:p text:style-name="P1"><text:span text:style-name="T1">Постановка задачи</text:span><text:span text:style-name="T2">.</text:span></text:p>
      <text:p text:style-name="Standard">Приложение для туристического агентства ТУР. Таблица Турист должна следующую информацию о клиентах турфирмы: Код клиента, Клиент (Фамилия), Телефон, Название страны, Регион, Продолжительность поездки, Стоимость путевки.</text:p>
      <text:p text:style-name="Standard"/>
      <text:p text:style-name="P2">Текст программы:</text:p>
      <text:p text:style-name="P3"><text:span text:style-name="T13">import </text:span><text:span text:style-name="T14">sqlite3</text:span><text:line-break/><text:span text:style-name="T13">import </text:span><text:span text:style-name="T14">os</text:span><text:line-break/><text:line-break/><text:span text:style-name="T13">def </text:span><text:span text:style-name="T15">db_connect</text:span><text:span text:style-name="T14">():</text:span><text:line-break/><text:span text:style-name="T14"> <text:s text:c="3"/>db_name = </text:span><text:span text:style-name="T16">'tour.db'</text:span><text:line-break/><text:span text:style-name="T16"> <text:s text:c="3"/></text:span><text:span text:style-name="T13">if not </text:span><text:span text:style-name="T14">os.path.exists(db_name):</text:span><text:line-break/><text:span text:style-name="T14"> <text:s text:c="7"/>conn = sqlite3.connect(db_name)</text:span><text:line-break/><text:span text:style-name="T14"> <text:s text:c="7"/>cursor = conn.cursor()</text:span><text:line-break/><text:span text:style-name="T14"> <text:s text:c="7"/>cursor.execute(</text:span><text:span text:style-name="T16">'''CREATE TABLE IF NOT EXISTS Tourist</text:span><text:line-break/><text:span text:style-name="T16"> <text:s text:c="27"/>(Client_code INTEGER PRIMARY KEY,</text:span><text:line-break/><text:span text:style-name="T16"> <text:s text:c="28"/>Client_name TEXT NOT NULL,</text:span><text:line-break/><text:span text:style-name="T16"> <text:s text:c="28"/>Phone TEXT NOT NULL,</text:span><text:line-break/><text:span text:style-name="T16"> <text:s text:c="28"/>Country_name TEXT NOT NULL,</text:span><text:line-break/><text:span text:style-name="T16"> <text:s text:c="28"/>Region TEXT NOT NULL,</text:span><text:line-break/><text:span text:style-name="T16"> <text:s text:c="28"/>Duration INTEGER NOT NULL,</text:span><text:line-break/><text:span text:style-name="T16"> <text:s text:c="28"/>Cost INTEGER NOT NULL)'''</text:span><text:span text:style-name="T14">)</text:span><text:line-break/><text:span text:style-name="T14"> <text:s text:c="7"/>conn.commit()</text:span><text:line-break/><text:span text:style-name="T14"> <text:s text:c="7"/>conn.close()</text:span><text:line-break/><text:span text:style-name="T14"> <text:s text:c="3"/>conn = sqlite3.connect(db_name)</text:span><text:line-break/><text:span text:style-name="T14"> <text:s text:c="3"/></text:span><text:span text:style-name="T13">return </text:span><text:span text:style-name="T14">conn</text:span><text:line-break/><text:line-break/><text:span text:style-name="T13">def </text:span><text:span text:style-name="T15">db_add</text:span><text:span text:style-name="T14">(conn):</text:span><text:line-break/><text:span text:style-name="T14"> <text:s text:c="3"/>cursor = conn.cursor()</text:span><text:line-break/><text:span text:style-name="T14"> <text:s text:c="3"/>client_code = </text:span><text:span text:style-name="T17">input</text:span><text:span text:style-name="T14">(</text:span><text:span text:style-name="T16">'Введите код клиента: '</text:span><text:span text:style-name="T14">)</text:span><text:line-break/><text:span text:style-name="T14"> <text:s text:c="3"/>client_name = </text:span><text:span text:style-name="T17">input</text:span><text:span text:style-name="T14">(</text:span><text:span text:style-name="T16">'Введите фамилию клиента: '</text:span><text:span text:style-name="T14">)</text:span><text:line-break/><text:soft-page-break/><text:span text:style-name="T14"> <text:s text:c="3"/>phone = </text:span><text:span text:style-name="T17">input</text:span><text:span text:style-name="T14">(</text:span><text:span text:style-name="T16">'Введите телефон клиента: '</text:span><text:span text:style-name="T14">)</text:span><text:line-break/><text:span text:style-name="T14"> <text:s text:c="3"/>country_name = </text:span><text:span text:style-name="T17">input</text:span><text:span text:style-name="T14">(</text:span><text:span text:style-name="T16">'Введите название страны: '</text:span><text:span text:style-name="T14">)</text:span><text:line-break/><text:span text:style-name="T14"> <text:s text:c="3"/>region = </text:span><text:span text:style-name="T17">input</text:span><text:span text:style-name="T14">(</text:span><text:span text:style-name="T16">'Введите регион: '</text:span><text:span text:style-name="T14">)</text:span><text:line-break/><text:span text:style-name="T14"> <text:s text:c="3"/>duration = </text:span><text:span text:style-name="T17">input</text:span><text:span text:style-name="T14">(</text:span><text:span text:style-name="T16">'Введите продолжительность поездки: '</text:span><text:span text:style-name="T14">)</text:span><text:line-break/><text:span text:style-name="T14"> <text:s text:c="3"/>cost = </text:span><text:span text:style-name="T17">input</text:span><text:span text:style-name="T14">(</text:span><text:span text:style-name="T16">'Введите стоимость путевки: '</text:span><text:span text:style-name="T14">)</text:span><text:line-break/><text:span text:style-name="T14"> <text:s text:c="3"/>cursor.execute(</text:span><text:span text:style-name="T16">'''INSERT INTO Tourist (Client_code, Client_name, Phone, Country_name, Region, Duration, Cost)</text:span><text:line-break/><text:span text:style-name="T16"> <text:s text:c="23"/>VALUES (?, ?, ?, ?, ?, ?, ?)'''</text:span><text:span text:style-name="T14">, (client_code, client_name, phone, country_name, region, duration, cost))</text:span><text:line-break/><text:span text:style-name="T14"> <text:s text:c="3"/>conn.commit()</text:span><text:line-break/><text:span text:style-name="T14"> <text:s text:c="3"/>cursor.close()</text:span><text:line-break/><text:line-break/><text:span text:style-name="T13">def </text:span><text:span text:style-name="T15">db_search</text:span><text:span text:style-name="T14">(conn):</text:span><text:line-break/><text:span text:style-name="T14"> <text:s text:c="3"/>cursor = conn.cursor()</text:span><text:line-break/><text:span text:style-name="T14"> <text:s text:c="3"/>search_type = </text:span><text:span text:style-name="T17">input</text:span><text:span text:style-name="T14">(</text:span><text:span text:style-name="T16">'Введите тип поиска (код клиента, фамилия, телефон, название страны, регион, продолжительность, стоимость): '</text:span><text:span text:style-name="T14">)</text:span><text:line-break/><text:span text:style-name="T14"> <text:s text:c="3"/>search_value = </text:span><text:span text:style-name="T17">input</text:span><text:span text:style-name="T14">(</text:span><text:span text:style-name="T16">'Введите значение для поиска: '</text:span><text:span text:style-name="T14">)</text:span><text:line-break/><text:span text:style-name="T14"> <text:s text:c="3"/></text:span><text:span text:style-name="T13">if </text:span><text:span text:style-name="T14">search_type == </text:span><text:span text:style-name="T16">'код клиента'</text:span><text:span text:style-name="T14">:</text:span><text:line-break/><text:span text:style-name="T14"> <text:s text:c="7"/>cursor.execute(</text:span><text:span text:style-name="T16">'''SELECT * FROM Tourist WHERE Client_code = ?'''</text:span><text:span text:style-name="T14">, (search_value,))</text:span><text:line-break/><text:span text:style-name="T14"> <text:s text:c="3"/></text:span><text:span text:style-name="T13">elif </text:span><text:span text:style-name="T14">search_type == </text:span><text:span text:style-name="T16">'фамилия'</text:span><text:span text:style-name="T14">:</text:span><text:line-break/><text:span text:style-name="T14"> <text:s text:c="7"/>cursor.execute(</text:span><text:span text:style-name="T16">'''SELECT * FROM Tourist WHERE Client_name = ?'''</text:span><text:span text:style-name="T14">, (search_value,))</text:span><text:line-break/><text:span text:style-name="T14"> <text:s text:c="3"/></text:span><text:span text:style-name="T13">elif </text:span><text:span text:style-name="T14">search_type == </text:span><text:span text:style-name="T16">'телефон'</text:span><text:span text:style-name="T14">:</text:span><text:line-break/><text:span text:style-name="T14"> <text:s text:c="7"/>cursor.execute(</text:span><text:span text:style-name="T16">'''SELECT * FROM Tourist WHERE Phone = ?'''</text:span><text:span text:style-name="T14">, (search_value,))</text:span><text:line-break/><text:span text:style-name="T14"> <text:s text:c="3"/></text:span><text:span text:style-name="T13">elif </text:span><text:span text:style-name="T14">search_type == </text:span><text:span text:style-name="T16">'название страны'</text:span><text:span text:style-name="T14">:</text:span><text:line-break/><text:span text:style-name="T14"> <text:s text:c="7"/>cursor.execute(</text:span><text:span text:style-name="T16">'''SELECT * FROM Tourist WHERE Country_name = ?'''</text:span><text:span text:style-name="T14">, (search_value,))</text:span><text:line-break/><text:span text:style-name="T14"> <text:s text:c="3"/></text:span><text:span text:style-name="T13">elif </text:span><text:span text:style-name="T14">search_type == </text:span><text:span text:style-name="T16">'регион'</text:span><text:span text:style-name="T14">:</text:span><text:line-break/><text:span text:style-name="T14"> <text:s text:c="7"/>cursor.execute(</text:span><text:span text:style-name="T16">'''SELECT * FROM Tourist WHERE Region = ?'''</text:span><text:span text:style-name="T14">, (search_value,))</text:span><text:line-break/><text:span text:style-name="T14"> <text:s text:c="3"/></text:span><text:span text:style-name="T13">elif </text:span><text:span text:style-name="T14">search_type == </text:span><text:span text:style-name="T16">'продолжительность'</text:span><text:span text:style-name="T14">:</text:span><text:line-break/><text:span text:style-name="T14"> <text:s text:c="7"/>cursor.execute(</text:span><text:span text:style-name="T16">'''SELECT * FROM Tourist WHERE Duration = ?'''</text:span><text:span text:style-name="T14">, </text:span><text:soft-page-break/><text:span text:style-name="T14">(search_value,))</text:span><text:line-break/><text:span text:style-name="T14"> <text:s text:c="3"/></text:span><text:span text:style-name="T13">elif </text:span><text:span text:style-name="T14">search_type == </text:span><text:span text:style-name="T16">'стоимость'</text:span><text:span text:style-name="T14">:</text:span><text:line-break/><text:span text:style-name="T14"> <text:s text:c="7"/>cursor.execute(</text:span><text:span text:style-name="T16">'''SELECT * FROM Tourist WHERE Cost = ?'''</text:span><text:span text:style-name="T14">, (search_value,))</text:span><text:line-break/><text:span text:style-name="T14"> <text:s text:c="3"/></text:span><text:span text:style-name="T13">else</text:span><text:span text:style-name="T14">:</text:span><text:line-break/><text:span text:style-name="T14"> <text:s text:c="7"/></text:span><text:span text:style-name="T17">print</text:span><text:span text:style-name="T14">(</text:span><text:span text:style-name="T16">'Неверный тип поиска'</text:span><text:span text:style-name="T14">)</text:span><text:line-break/><text:span text:style-name="T14"> <text:s text:c="7"/>cursor.close()</text:span><text:line-break/><text:span text:style-name="T14"> <text:s text:c="7"/></text:span><text:span text:style-name="T13">return</text:span><text:line-break/><text:span text:style-name="T13"> <text:s text:c="3"/></text:span><text:span text:style-name="T14">result = cursor.fetchall()</text:span><text:line-break/><text:span text:style-name="T14"> <text:s text:c="3"/></text:span><text:span text:style-name="T13">for </text:span><text:span text:style-name="T14">row </text:span><text:span text:style-name="T13">in </text:span><text:span text:style-name="T14">result:</text:span><text:line-break/><text:span text:style-name="T14"> <text:s text:c="7"/></text:span><text:span text:style-name="T17">print</text:span><text:span text:style-name="T14">(row)</text:span><text:line-break/><text:span text:style-name="T14"> <text:s text:c="3"/>cursor.close()</text:span><text:line-break/><text:line-break/><text:span text:style-name="T13">def </text:span><text:span text:style-name="T15">db_delete</text:span><text:span text:style-name="T14">(conn):</text:span><text:line-break/><text:span text:style-name="T14"> <text:s text:c="3"/>cursor = conn.cursor()</text:span><text:line-break/><text:span text:style-name="T14"> <text:s text:c="3"/>delete_type = </text:span><text:span text:style-name="T17">input</text:span><text:span text:style-name="T14">(</text:span><text:span text:style-name="T16">'Введите тип удаления (код клиента, фамилия, телефон, название страны, регион, продолжительность, стоимость): '</text:span><text:span text:style-name="T14">)</text:span><text:line-break/><text:span text:style-name="T14"> <text:s text:c="3"/>delete_value = </text:span><text:span text:style-name="T17">input</text:span><text:span text:style-name="T14">(</text:span><text:span text:style-name="T16">'Введите значение для удаления: '</text:span><text:span text:style-name="T14">)</text:span><text:line-break/><text:span text:style-name="T14"> <text:s text:c="3"/></text:span><text:span text:style-name="T13">if </text:span><text:span text:style-name="T14">delete_type == </text:span><text:span text:style-name="T16">'код клиента'</text:span><text:span text:style-name="T14">:</text:span><text:line-break/><text:span text:style-name="T14"> <text:s text:c="7"/>cursor.execute(</text:span><text:span text:style-name="T16">'''DELETE FROM Tourist WHERE Client_code = ?'''</text:span><text:span text:style-name="T14">, (delete_value,))</text:span><text:line-break/><text:span text:style-name="T14"> <text:s text:c="3"/></text:span><text:span text:style-name="T13">elif </text:span><text:span text:style-name="T14">delete_type == </text:span><text:span text:style-name="T16">'фамилия'</text:span><text:span text:style-name="T14">:</text:span><text:line-break/><text:span text:style-name="T14"> <text:s text:c="7"/>cursor.execute(</text:span><text:span text:style-name="T16">'''DELETE FROM Tourist WHERE Client_name = ?'''</text:span><text:span text:style-name="T14">, (delete_value,))</text:span><text:line-break/><text:span text:style-name="T14"> <text:s text:c="3"/></text:span><text:span text:style-name="T13">elif </text:span><text:span text:style-name="T14">delete_type == </text:span><text:span text:style-name="T16">'телефон'</text:span><text:span text:style-name="T14">:</text:span><text:line-break/><text:span text:style-name="T14"> <text:s text:c="7"/>cursor.execute(</text:span><text:span text:style-name="T16">'''DELETE FROM Tourist WHERE Phone = ?'''</text:span><text:span text:style-name="T14">, (delete_value,))</text:span><text:line-break/><text:span text:style-name="T14"> <text:s text:c="3"/></text:span><text:span text:style-name="T13">elif </text:span><text:span text:style-name="T14">delete_type == </text:span><text:span text:style-name="T16">'название страны'</text:span><text:span text:style-name="T14">:</text:span><text:line-break/><text:span text:style-name="T14"> <text:s text:c="7"/>cursor.execute(</text:span><text:span text:style-name="T16">'''DELETE FROM Tourist WHERE Country_name = ?'''</text:span><text:span text:style-name="T14">, (delete_value,))</text:span><text:line-break/><text:span text:style-name="T14"> <text:s text:c="3"/></text:span><text:span text:style-name="T13">elif </text:span><text:span text:style-name="T14">delete_type == </text:span><text:span text:style-name="T16">'регион'</text:span><text:span text:style-name="T14">:</text:span><text:line-break/><text:span text:style-name="T14"> <text:s text:c="7"/>cursor.execute(</text:span><text:span text:style-name="T16">'''DELETE FROM Tourist WHERE Region = ?'''</text:span><text:span text:style-name="T14">, (delete_value,))</text:span><text:line-break/><text:span text:style-name="T14"> <text:s text:c="3"/></text:span><text:span text:style-name="T13">elif </text:span><text:span text:style-name="T14">delete_type == </text:span><text:span text:style-name="T16">'продолжительность'</text:span><text:span text:style-name="T14">:</text:span><text:line-break/><text:soft-page-break/><text:span text:style-name="T14"> <text:s text:c="7"/>cursor.execute(</text:span><text:span text:style-name="T16">'''DELETE FROM Tourist WHERE Duration = ?'''</text:span><text:span text:style-name="T14">, (delete_value,))</text:span><text:line-break/><text:span text:style-name="T14"> <text:s text:c="3"/></text:span><text:span text:style-name="T13">elif </text:span><text:span text:style-name="T14">delete_type == </text:span><text:span text:style-name="T16">'стоимость'</text:span><text:span text:style-name="T14">:</text:span><text:line-break/><text:span text:style-name="T14"> <text:s text:c="7"/>cursor.execute(</text:span><text:span text:style-name="T16">'''DELETE FROM Tourist WHERE Cost = ?'''</text:span><text:span text:style-name="T14">, (delete_value,))</text:span><text:line-break/><text:span text:style-name="T14"> <text:s text:c="3"/></text:span><text:span text:style-name="T13">else</text:span><text:span text:style-name="T14">:</text:span><text:line-break/><text:span text:style-name="T14"> <text:s text:c="7"/></text:span><text:span text:style-name="T17">print</text:span><text:span text:style-name="T14">(</text:span><text:span text:style-name="T16">'Неверный тип удаления'</text:span><text:span text:style-name="T14">)</text:span><text:line-break/><text:span text:style-name="T14"> <text:s text:c="7"/>cursor.close()</text:span><text:line-break/><text:span text:style-name="T14"> <text:s text:c="7"/></text:span><text:span text:style-name="T13">return</text:span><text:line-break/><text:span text:style-name="T13"> <text:s text:c="3"/></text:span><text:span text:style-name="T14">conn.commit()</text:span><text:line-break/><text:span text:style-name="T14"> <text:s text:c="3"/></text:span><text:span text:style-name="T17">print</text:span><text:span text:style-name="T14">(</text:span><text:span text:style-name="T16">'Данные удалены'</text:span><text:span text:style-name="T14">)</text:span><text:line-break/><text:span text:style-name="T14"> <text:s text:c="3"/>cursor.close()</text:span><text:line-break/><text:line-break/><text:span text:style-name="T13">def </text:span><text:span text:style-name="T15">db_edit</text:span><text:span text:style-name="T14">(conn):</text:span><text:line-break/><text:span text:style-name="T14"> <text:s text:c="3"/>cursor = conn.cursor()</text:span><text:line-break/><text:span text:style-name="T14"> <text:s text:c="3"/>edit_type = </text:span><text:span text:style-name="T17">input</text:span><text:span text:style-name="T14">(</text:span><text:span text:style-name="T16">'Введите тип редактирования (код клиента, фамилия, телефон, название страны, регион, продолжительность, стоимость): '</text:span><text:span text:style-name="T14">)</text:span><text:line-break/><text:span text:style-name="T14"> <text:s text:c="3"/>edit_value = </text:span><text:span text:style-name="T17">input</text:span><text:span text:style-name="T14">(</text:span><text:span text:style-name="T16">'Введите значение для редактирования: '</text:span><text:span text:style-name="T14">)</text:span><text:line-break/><text:span text:style-name="T14"> <text:s text:c="3"/></text:span><text:span text:style-name="T13">if </text:span><text:span text:style-name="T14">edit_type == </text:span><text:span text:style-name="T16">'код клиента'</text:span><text:span text:style-name="T14">:</text:span><text:line-break/><text:span text:style-name="T14"> <text:s text:c="7"/>new_value = </text:span><text:span text:style-name="T17">input</text:span><text:span text:style-name="T14">(</text:span><text:span text:style-name="T16">'Введите новое значение: '</text:span><text:span text:style-name="T14">)</text:span><text:line-break/><text:span text:style-name="T14"> <text:s text:c="7"/>cursor.execute(</text:span><text:span text:style-name="T16">'''UPDATE Tourist SET Client_code = ? WHERE Client_code = ?'''</text:span><text:span text:style-name="T14">, (new_value, edit_value))</text:span><text:line-break/><text:span text:style-name="T14"> <text:s text:c="3"/></text:span><text:span text:style-name="T13">elif </text:span><text:span text:style-name="T14">edit_type == </text:span><text:span text:style-name="T16">'фамилия'</text:span><text:span text:style-name="T14">:</text:span><text:line-break/><text:span text:style-name="T14"> <text:s text:c="7"/>new_value = </text:span><text:span text:style-name="T17">input</text:span><text:span text:style-name="T14">(</text:span><text:span text:style-name="T16">'Введите новое значение: '</text:span><text:span text:style-name="T14">)</text:span><text:line-break/><text:span text:style-name="T14"> <text:s text:c="7"/>cursor.execute(</text:span><text:span text:style-name="T16">'''UPDATE Tourist SET Client_name = ? WHERE Client_name = ?'''</text:span><text:span text:style-name="T14">, (new_value, edit_value))</text:span><text:line-break/><text:span text:style-name="T14"> <text:s text:c="3"/></text:span><text:span text:style-name="T13">elif </text:span><text:span text:style-name="T14">edit_type == </text:span><text:span text:style-name="T16">'телефон'</text:span><text:span text:style-name="T14">:</text:span><text:line-break/><text:span text:style-name="T14"> <text:s text:c="7"/>new_value = </text:span><text:span text:style-name="T17">input</text:span><text:span text:style-name="T14">(</text:span><text:span text:style-name="T16">'Введите новое значение: '</text:span><text:span text:style-name="T14">)</text:span><text:line-break/><text:span text:style-name="T14"> <text:s text:c="7"/>cursor.execute(</text:span><text:span text:style-name="T16">'''UPDATE Tourist SET Phone = ? WHERE Phone = ?'''</text:span><text:span text:style-name="T14">, (new_value, edit_value))</text:span><text:line-break/><text:span text:style-name="T14"> <text:s text:c="3"/></text:span><text:span text:style-name="T13">elif </text:span><text:span text:style-name="T14">edit_type == </text:span><text:span text:style-name="T16">'название страны'</text:span><text:span text:style-name="T14">:</text:span><text:line-break/><text:span text:style-name="T14"> <text:s text:c="7"/>new_value = </text:span><text:span text:style-name="T17">input</text:span><text:span text:style-name="T14">(</text:span><text:span text:style-name="T16">'Введите новое значение: '</text:span><text:span text:style-name="T14">)</text:span><text:line-break/><text:span text:style-name="T14"> <text:s text:c="7"/>cursor.execute(</text:span><text:span text:style-name="T16">'''UPDATE Tourist SET Country_name = ? WHERE Country_name = ?'''</text:span><text:span text:style-name="T14">, (new_value, edit_value))</text:span><text:line-break/><text:soft-page-break/><text:span text:style-name="T14"> <text:s text:c="3"/></text:span><text:span text:style-name="T13">elif </text:span><text:span text:style-name="T14">edit_type == </text:span><text:span text:style-name="T16">'регион'</text:span><text:span text:style-name="T14">:</text:span><text:line-break/><text:span text:style-name="T14"> <text:s text:c="7"/>new_value = </text:span><text:span text:style-name="T17">input</text:span><text:span text:style-name="T14">(</text:span><text:span text:style-name="T16">'Введите новое значение: '</text:span><text:span text:style-name="T14">)</text:span><text:line-break/><text:span text:style-name="T14"> <text:s text:c="7"/>cursor.execute(</text:span><text:span text:style-name="T16">'''UPDATE Tourist SET Region = ? WHERE Region = ?'''</text:span><text:span text:style-name="T14">, (new_value, edit_value))</text:span><text:line-break/><text:span text:style-name="T14"> <text:s text:c="3"/></text:span><text:span text:style-name="T13">elif </text:span><text:span text:style-name="T14">edit_type == </text:span><text:span text:style-name="T16">'продолжительность'</text:span><text:span text:style-name="T14">:</text:span><text:line-break/><text:span text:style-name="T14"> <text:s text:c="7"/>new_value = </text:span><text:span text:style-name="T17">input</text:span><text:span text:style-name="T14">(</text:span><text:span text:style-name="T16">'Введите новое значение: '</text:span><text:span text:style-name="T14">)</text:span><text:line-break/><text:span text:style-name="T14"> <text:s text:c="7"/>cursor.execute(</text:span><text:span text:style-name="T16">'''UPDATE Tourist SET Duration = ? WHERE Duration = ?'''</text:span><text:span text:style-name="T14">, (new_value, edit_value))</text:span><text:line-break/><text:span text:style-name="T14"> <text:s text:c="3"/></text:span><text:span text:style-name="T13">elif </text:span><text:span text:style-name="T14">edit_type == </text:span><text:span text:style-name="T16">'стоимость'</text:span><text:span text:style-name="T14">:</text:span><text:line-break/><text:span text:style-name="T14"> <text:s text:c="7"/>new_value = </text:span><text:span text:style-name="T17">input</text:span><text:span text:style-name="T14">(</text:span><text:span text:style-name="T16">'Введите новое значение: '</text:span><text:span text:style-name="T14">)</text:span><text:line-break/><text:span text:style-name="T14"> <text:s text:c="7"/>cursor.execute(</text:span><text:span text:style-name="T16">'''UPDATE Tourist SET Cost = ? WHERE Cost = ?'''</text:span><text:span text:style-name="T14">, (new_value, edit_value))</text:span><text:line-break/><text:span text:style-name="T14"> <text:s text:c="3"/></text:span><text:span text:style-name="T13">else</text:span><text:span text:style-name="T14">:</text:span><text:line-break/><text:span text:style-name="T14"> <text:s text:c="7"/></text:span><text:span text:style-name="T17">print</text:span><text:span text:style-name="T14">(</text:span><text:span text:style-name="T16">'Неверный тип редактирования'</text:span><text:span text:style-name="T14">)</text:span><text:line-break/><text:span text:style-name="T14"> <text:s text:c="7"/>cursor.close()</text:span><text:line-break/><text:span text:style-name="T14"> <text:s text:c="7"/></text:span><text:span text:style-name="T13">return</text:span><text:line-break/><text:span text:style-name="T13"> <text:s text:c="3"/></text:span><text:span text:style-name="T14">conn.commit()</text:span><text:line-break/><text:span text:style-name="T14"> <text:s text:c="3"/></text:span><text:span text:style-name="T17">print</text:span><text:span text:style-name="T14">(</text:span><text:span text:style-name="T16">'Данные отредактированы'</text:span><text:span text:style-name="T14">)</text:span><text:line-break/><text:span text:style-name="T14"> <text:s text:c="3"/>cursor.close()</text:span><text:line-break/><text:line-break/><text:span text:style-name="T14">conn = db_connect()</text:span><text:line-break/><text:span text:style-name="T13">while True</text:span><text:span text:style-name="T14">:</text:span><text:line-break/><text:span text:style-name="T14"> <text:s text:c="3"/></text:span><text:span text:style-name="T17">print</text:span><text:span text:style-name="T14">(</text:span><text:span text:style-name="T16">'Выберите действие: '</text:span><text:span text:style-name="T14">)</text:span><text:line-break/><text:span text:style-name="T14"> <text:s text:c="3"/></text:span><text:span text:style-name="T17">print</text:span><text:span text:style-name="T14">(</text:span><text:span text:style-name="T16">'1. Добавить данные'</text:span><text:span text:style-name="T14">)</text:span><text:line-break/><text:span text:style-name="T14"> <text:s text:c="3"/></text:span><text:span text:style-name="T17">print</text:span><text:span text:style-name="T14">(</text:span><text:span text:style-name="T16">'2. Найти данные'</text:span><text:span text:style-name="T14">)</text:span><text:line-break/><text:span text:style-name="T14"> <text:s text:c="3"/></text:span><text:span text:style-name="T17">print</text:span><text:span text:style-name="T14">(</text:span><text:span text:style-name="T16">'3. Удалить данные'</text:span><text:span text:style-name="T14">)</text:span><text:line-break/><text:span text:style-name="T14"> <text:s text:c="3"/></text:span><text:span text:style-name="T17">print</text:span><text:span text:style-name="T14">(</text:span><text:span text:style-name="T16">'4. Отредактировать данные'</text:span><text:span text:style-name="T14">)</text:span><text:line-break/><text:span text:style-name="T14"> <text:s text:c="3"/></text:span><text:span text:style-name="T17">print</text:span><text:span text:style-name="T14">(</text:span><text:span text:style-name="T16">'5. Выйти из программы'</text:span><text:span text:style-name="T14">)</text:span><text:line-break/><text:span text:style-name="T14"> <text:s text:c="3"/>choice = </text:span><text:span text:style-name="T17">input</text:span><text:span text:style-name="T14">()</text:span><text:line-break/><text:span text:style-name="T14"> <text:s text:c="3"/></text:span><text:span text:style-name="T13">if </text:span><text:span text:style-name="T14">choice == </text:span><text:span text:style-name="T16">'1'</text:span><text:span text:style-name="T14">:</text:span><text:line-break/><text:span text:style-name="T14"> <text:s text:c="7"/>db_add(conn)</text:span><text:line-break/><text:span text:style-name="T14"> <text:s text:c="3"/></text:span><text:span text:style-name="T13">elif </text:span><text:span text:style-name="T14">choice == </text:span><text:span text:style-name="T16">'2'</text:span><text:span text:style-name="T14">:</text:span><text:line-break/><text:span text:style-name="T14"> <text:s text:c="7"/>db_search(conn)</text:span><text:line-break/><text:span text:style-name="T14"> <text:s text:c="3"/></text:span><text:span text:style-name="T13">elif </text:span><text:span text:style-name="T14">choice == </text:span><text:span text:style-name="T16">'3'</text:span><text:span text:style-name="T14">:</text:span><text:line-break/><text:span text:style-name="T14"> <text:s text:c="7"/>db_delete(conn)</text:span><text:line-break/><text:soft-page-break/><text:span text:style-name="T14"> <text:s text:c="3"/></text:span><text:span text:style-name="T13">elif </text:span><text:span text:style-name="T14">choice == </text:span><text:span text:style-name="T16">'4'</text:span><text:span text:style-name="T14">:</text:span><text:line-break/><text:span text:style-name="T14"> <text:s text:c="7"/>db_edit(conn)</text:span><text:line-break/><text:span text:style-name="T14"> <text:s text:c="3"/></text:span><text:span text:style-name="T13">elif </text:span><text:span text:style-name="T14">choice == </text:span><text:span text:style-name="T16">'5'</text:span><text:span text:style-name="T14">:</text:span><text:line-break/><text:span text:style-name="T14"> <text:s text:c="7"/>conn.close()</text:span><text:line-break/><text:span text:style-name="T14"> <text:s text:c="7"/></text:span><text:span text:style-name="T13">break</text:span><text:line-break/><text:span text:style-name="T13"> <text:s text:c="3"/>else</text:span><text:span text:style-name="T14">:</text:span><text:line-break/><text:span text:style-name="T14"> <text:s text:c="7"/></text:span><text:span text:style-name="T17">print</text:span><text:span text:style-name="T14">(</text:span><text:span text:style-name="T16">'Неверный выбор'</text:span><text:span text:style-name="T14">)</text:span></text:p>
      <text:p text:style-name="P2"/>
      <text:p text:style-name="P2"/>
      <text:p text:style-name="P2">Протокол работы программы:</text:p>
      <text:p text:style-name="P2">Выберите действие: </text:p>
      <text:p text:style-name="P2">1. Добавить данные</text:p>
      <text:p text:style-name="P2">2. Найти данные</text:p>
      <text:p text:style-name="P2">3. Удалить данные</text:p>
      <text:p text:style-name="P2">4. Отредактировать данные</text:p>
      <text:p text:style-name="P2">5. Выйти из программы</text:p>
      <text:p text:style-name="P2"/>
      <text:p text:style-name="P2"/>
      <text:p text:style-name="P4">1</text:p>
      <text:p text:style-name="P4">Введите код клиента: 13</text:p>
      <text:p text:style-name="P4">Введите фамилию клиента: Смагин</text:p>
      <text:p text:style-name="P4">Введите телефон клиента: 89287598591</text:p>
      <text:p text:style-name="P4">Введите название страны: Казахстан</text:p>
      <text:p text:style-name="P4">Введите регион: 2</text:p>
      <text:p text:style-name="P4">Введите продолжительность поездки: 1200</text:p>
      <text:p text:style-name="P4">Введите стоимость путевки: 15700</text:p>
      <text:p text:style-name="P4"/>
      <text:p text:style-name="P4">2</text:p>
      <text:p text:style-name="P4">Введите тип поиска (код клиента, фамилия, телефон, название страны, регион, продолжительность, стоимость): код клиента</text:p>
      <text:p text:style-name="P4">Введите значение для поиска: 13</text:p>
      <text:p text:style-name="P4">(13, 'Смагин', '89287598591', 'Казахстан', '2', 1200, 15700)</text:p>
      <text:p text:style-name="P4"/>
      <text:p text:style-name="P4"/>
      <text:p text:style-name="P4">3</text:p>
      <text:p text:style-name="P4">Введите тип удаления (код клиента, фамилия, телефон, название страны, регион, продолжительность, стоимость): код клиента</text:p>
      <text:p text:style-name="P4">Введите значение для удаления: 13</text:p>
      <text:p text:style-name="P4">Данные удалены</text:p>
      <text:p text:style-name="P4"/>
      <text:p text:style-name="P4">4</text:p>
      <text:p text:style-name="P4">Введите тип редактирования (код клиента, фамилия, телефон, название страны, регион, продолжительность, стоимость): код клиента</text:p>
      <text:p text:style-name="P4">Введите значение для редактирования: 6</text:p>
      <text:p text:style-name="P4">Введите новое значение: 14</text:p>
      <text:p text:style-name="P4">Данные отредактированы</text:p>
      <text:p text:style-name="P4"/>
      <text:p text:style-name="P4">5</text:p>
      <text:p text:style-name="P4">Process finished with exit code 0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  <style:font-face style:name="var font-family-monospace" svg:font-family="'var font-family-monospace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6-01T18:11:05.566761314</dc:date>
    <meta:editing-cycles>2</meta:editing-cycles>
    <meta:editing-duration>PT15M57S</meta:editing-duration>
    <meta:document-statistic meta:table-count="0" meta:image-count="0" meta:object-count="0" meta:page-count="7" meta:paragraph-count="38" meta:word-count="838" meta:character-count="7805" meta:non-whitespace-character-count="6092"/>
    <meta:user-defined meta:name="Поле 1"/>
    <meta:user-defined meta:name="Поле 2"/>
    <meta:user-defined meta:name="Поле 3"/>
    <meta:user-defined meta:name="Поле 4"/>
  </office:meta>
</office:document-meta>
</file>